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widows="1" fo:text-indent="0cm" style:auto-text-indent="false"/>
    </style:style>
    <style:style style:name="T1" style:family="text">
      <style:text-properties fo:font-variant="normal" fo:text-transform="none" fo:color="#000000" style:font-name="Arial" fo:font-size="9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port: </text:span><text:line-break/><text:span text:style-name="T1">1. Present methods for simulation of univariate stable distributions. Investigate at least three properties of stable distributions. Namely simulate samples and estimates its parameters using Nolan program to see whether considered properties hold. </text:span><text:line-break/><text:span text:style-name="T1">2. Simulate multivariate stable distributions. Investigate spectral measures discussed in Nolan?s document. Moreover investigate density surface and level curves. Compare your results with Nolan?s results. You can take always your own spectral measures in this case also plot density surfaces and level curves. </text:span><text:line-break/><text:span text:style-name="T1">3. Simulate alpha-stable Levy motion and discuss via quantile lines its self-similarity property. Moreover apply Lamperti transformation and observe that Lamperti transformed process is stationary. Compare this process with Ornstein-Uhlenbeck process simulated from stochastic differential equation. What are the main differences? Explain in details. </text:span><text:line-break/><text:span text:style-name="T1">4. Simulate of stable distributions from integral transformation. </text:span><text:line-break/><text:span text:style-name="T1">5. Simulate fractional Brownian motion and discuss its selfsimilarity property. Discuss the phenomenon of the so-called long range dependence and short range dependence. </text:span><text:line-break/><text:line-break/><text:line-break/><text:span text:style-name="T1">Second part, you can choose. </text:span><text:line-break/><text:span text:style-name="T1">? Find nice data and present methodology of fitting stable distribution to these data. Discuss methodologies of estimation of parameters (example Nolan program, regression method, Mculloch method). </text:span><text:line-break/><text:span text:style-name="T1">? Or, you can program some estimators for stable distributions (see the document: http://www.google.pl/url?sa=t&amp;rct=j&amp;q=&amp;esrc=s&amp;source=web&amp;cd=3&amp;cad=rja&amp;uact=8&amp;ved=0ahUKEwiynZaQ2dnJAhWi73IKHbkoC4AQFgg2MAI&amp;url=http%3A%2F%2Fwww.xrce.xerox.com%2Fcontent%2Fdownload%2F23396%2F170710%2Ffile%2FEstimation-of-the-parameters-of-skewed-alpha-stable-distribution.pdf&amp;usg=AFQjCNFs8tBaCOt2F0gI8Vf9x5MpQ4yGfQ&amp;sig2=9k0BA2HIXEZMpaL8VcmQEQ&amp;bvm=bv.109910813,d.bGQ)</text:span><text:line-break/><text:line-break/><text:span text:style-name="T1">For all your tasks you can follow a nice paper </text:span><text:line-break/><text:span text:style-name="T1">http://prac.im.pwr.wroc.pl/~hugo/publ/SFB2005-008_Borak_Haerdle_Weron.pdf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2:59:20.151257320</meta:creation-date>
    <dc:date>2015-12-26T12:59:47.344867962</dc:date>
    <meta:editing-duration>PT28S</meta:editing-duration>
    <meta:editing-cycles>1</meta:editing-cycles>
    <meta:document-statistic meta:table-count="0" meta:image-count="0" meta:object-count="0" meta:page-count="1" meta:paragraph-count="1" meta:word-count="209" meta:character-count="1963" meta:non-whitespace-character-count="1741"/>
    <meta:generator>LibreOffice/4.3.3.2$Linux_X86_64 LibreOffice_project/430m0$Build-2</meta:generator>
  </office:meta>
</office:document-meta>
</file>